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Database alenka975_wiki</text:h>
      <text:h text:outline-level="2" text:style-name="Heading_2" text:is-list-header="true">Table structure for table danny_admin</text:h>
      <table:table table:name="danny_admi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ad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log</text:p>
          </table:table-cell>
          <table:table-cell office:value-type="string">
            <text:p>varchar(2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pwd</text:p>
          </table:table-cell>
          <table:table-cell office:value-type="string">
            <text:p>varchar(32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d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last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ermis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admin</text:h>
      <table:table table:name="danny_admi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ad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log</text:p>
          </table:table-cell>
          <table:table-cell office:value-type="string">
            <text:p>varchar(2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pwd</text:p>
          </table:table-cell>
          <table:table-cell office:value-type="string">
            <text:p>varchar(32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d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last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ermis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admin_sess</text:h>
      <table:table table:name="danny_admin_ses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hash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m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padd</text:p>
          </table:table-cell>
          <table:table-cell office:value-type="string">
            <text:p>varchar(16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t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activity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admin_sess</text:h>
      <table:table table:name="danny_admin_ses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hash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dm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padd</text:p>
          </table:table-cell>
          <table:table-cell office:value-type="string">
            <text:p>varchar(16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rt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activity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article</text:h>
      <table:table table:name="danny_articl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ar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link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e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article</text:h>
      <table:table table:name="danny_articl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ar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link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e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article_search</text:h>
      <table:table table:name="danny_article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article_search</text:h>
      <table:table table:name="danny_article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banners</text:h>
      <table:table table:name="danny_banner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a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type</text:p>
          </table:table-cell>
          <table:table-cell office:value-type="string">
            <text:p>enum('code', 'click'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anur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code</text:p>
          </table:table-cell>
          <table:table-cell office:value-type="string">
            <text:p>text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an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img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lim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anview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anclick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anmo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zo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banners</text:h>
      <table:table table:name="danny_banner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a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type</text:p>
          </table:table-cell>
          <table:table-cell office:value-type="string">
            <text:p>enum('code', 'click'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anur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code</text:p>
          </table:table-cell>
          <table:table-cell office:value-type="string">
            <text:p>text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an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img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lim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anview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anclick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anmo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zo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banners_zone</text:h>
      <table:table table:name="danny_banners_zon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anzo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zoncod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banners_zone</text:h>
      <table:table table:name="danny_banners_zon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anzo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zoncod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block</text:h>
      <table:table table:name="danny_block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loc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lock_sid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fil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name</text:p>
          </table:table-cell>
          <table:table-cell office:value-type="string">
            <text:p>varchar(8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con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active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lock_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lock_tem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mo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labe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</table:table>
      <text:h text:outline-level="2" text:style-name="Heading_2" text:is-list-header="true">Table structure for table danny_block</text:h>
      <table:table table:name="danny_block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loc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lock_sid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fil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name</text:p>
          </table:table-cell>
          <table:table-cell office:value-type="string">
            <text:p>varchar(8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con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active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lock_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lock_tem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mo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labe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ock_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</table:table>
      <text:h text:outline-level="2" text:style-name="Heading_2" text:is-list-header="true">Table structure for table danny_block_posit</text:h>
      <table:table table:name="danny_block_posi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posi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cod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block_posit</text:h>
      <table:table table:name="danny_block_posi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posi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cod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captcha</text:h>
      <table:table table:name="danny_captcha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ptch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ptch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ptchcod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ptch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captcha</text:h>
      <table:table table:name="danny_captcha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ptch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ptch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ptchcod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ptch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chat</text:h>
      <table:table table:name="danny_ch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</table:table-row>
        <table:table-row>
          <table:table-cell office:value-type="string">
            <text:p>user</text:p>
          </table:table-cell>
          <table:table-cell office:value-type="string">
            <text:p>varchar(2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ess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chat</text:h>
      <table:table table:name="danny_ch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</text:p>
          </table:table-cell>
        </table:table-row>
        <table:table-row>
          <table:table-cell office:value-type="string">
            <text:p>user</text:p>
          </table:table-cell>
          <table:table-cell office:value-type="string">
            <text:p>varchar(2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ess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down</text:h>
      <table:table table:name="danny_dow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si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nam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lis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uth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ite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down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down</text:h>
      <table:table table:name="danny_dow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si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nam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lis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uth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ite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down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down_broken</text:h>
      <table:table table:name="danny_down_broke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ro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ok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rok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broken</text:h>
      <table:table table:name="danny_down_broke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ro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ok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rok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cat</text:h>
      <table:table table:name="danny_down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cat</text:h>
      <table:table table:name="danny_down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comment</text:h>
      <table:table table:name="danny_down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down_comment</text:h>
      <table:table table:name="danny_down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down_rating</text:h>
      <table:table table:name="danny_down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rating</text:h>
      <table:table table:name="danny_down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search</text:h>
      <table:table table:name="danny_down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search</text:h>
      <table:table table:name="danny_down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sess</text:h>
      <table:table table:name="danny_down_ses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ssid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ess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ss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sess</text:h>
      <table:table table:name="danny_down_ses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ssid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ess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ss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tag</text:h>
      <table:table table:name="danny_down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down_tag</text:h>
      <table:table table:name="danny_down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field</text:h>
      <table:table table:name="danny_field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field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ieldtyp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ieldnam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ieldlis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quire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etho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len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maxlen</text:p>
          </table:table-cell>
          <table:table-cell office:value-type="string">
            <text:p>int(3) </text:p>
          </table:table-cell>
          <table:table-cell office:value-type="string">
            <text:p>No</text:p>
          </table:table-cell>
          <table:table-cell office:value-type="string">
            <text:p>255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no', 'yes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field</text:h>
      <table:table table:name="danny_field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field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ieldtyp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ieldnam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ieldlis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quire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etho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len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maxlen</text:p>
          </table:table-cell>
          <table:table-cell office:value-type="string">
            <text:p>int(3) </text:p>
          </table:table-cell>
          <table:table-cell office:value-type="string">
            <text:p>No</text:p>
          </table:table-cell>
          <table:table-cell office:value-type="string">
            <text:p>255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no', 'yes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</text:h>
      <table:table table:name="danny_gallery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gallery</text:h>
      <table:table table:name="danny_gallery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gallery_cat</text:h>
      <table:table table:name="danny_gallery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_cat</text:h>
      <table:table table:name="danny_gallery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_comment</text:h>
      <table:table table:name="danny_gallery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gallery_comment</text:h>
      <table:table table:name="danny_gallery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gallery_rating</text:h>
      <table:table table:name="danny_gallery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_rating</text:h>
      <table:table table:name="danny_gallery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_search</text:h>
      <table:table table:name="danny_gallery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_search</text:h>
      <table:table table:name="danny_gallery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_tag</text:h>
      <table:table table:name="danny_gallery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llery_tag</text:h>
      <table:table table:name="danny_gallery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game_comment</text:h>
      <table:table table:name="danny_game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game_comment</text:h>
      <table:table table:name="danny_game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info</text:h>
      <table:table table:name="danny_info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info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nfo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nfotext</text:p>
          </table:table-cell>
          <table:table-cell office:value-type="string">
            <text:p>mediumtext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fotp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info</text:h>
      <table:table table:name="danny_info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info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nfo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nfotext</text:p>
          </table:table-cell>
          <table:table-cell office:value-type="string">
            <text:p>mediumtext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fotp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language</text:h>
      <table:table table:name="danny_languag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a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packid</text:p>
          </table:table-cell>
          <table:table-cell office:value-type="string">
            <text:p>int(2) 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langsetid</text:p>
          </table:table-cell>
          <table:table-cell office:value-type="string">
            <text:p>int(5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ngvars</text:p>
          </table:table-cell>
          <table:table-cell office:value-type="string">
            <text:p>varchar(3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val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valsold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cache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language</text:h>
      <table:table table:name="danny_languag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a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packid</text:p>
          </table:table-cell>
          <table:table-cell office:value-type="string">
            <text:p>int(2) 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langsetid</text:p>
          </table:table-cell>
          <table:table-cell office:value-type="string">
            <text:p>int(5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ngvars</text:p>
          </table:table-cell>
          <table:table-cell office:value-type="string">
            <text:p>varchar(3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val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valsold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cache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language_pack</text:h>
      <table:table table:name="danny_language_pack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angpackid</text:p>
          </table:table-cell>
          <table:table-cell office:value-type="string">
            <text:p>int(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pack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code</text:p>
          </table:table-cell>
          <table:table-cell office:value-type="string">
            <text:p>varchar(4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charset</text:p>
          </table:table-cell>
          <table:table-cell office:value-type="string">
            <text:p>varchar(2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datese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ngauthor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language_pack</text:h>
      <table:table table:name="danny_language_pack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angpackid</text:p>
          </table:table-cell>
          <table:table-cell office:value-type="string">
            <text:p>int(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pack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code</text:p>
          </table:table-cell>
          <table:table-cell office:value-type="string">
            <text:p>varchar(4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charset</text:p>
          </table:table-cell>
          <table:table-cell office:value-type="string">
            <text:p>varchar(2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datese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ngauthor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language_setting</text:h>
      <table:table table:name="danny_language_set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angse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pac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ngsetname</text:p>
          </table:table-cell>
          <table:table-cell office:value-type="string">
            <text:p>varchar(8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setmd5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language_setting</text:h>
      <table:table table:name="danny_language_set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angse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pac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ngsetname</text:p>
          </table:table-cell>
          <table:table-cell office:value-type="string">
            <text:p>varchar(8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angsetmd5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link</text:h>
      <table:table table:name="danny_link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in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r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</table:table>
      <text:h text:outline-level="2" text:style-name="Heading_2" text:is-list-header="true">Table structure for table danny_link</text:h>
      <table:table table:name="danny_link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in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r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</table:table>
      <text:h text:outline-level="2" text:style-name="Heading_2" text:is-list-header="true">Table structure for table danny_media</text:h>
      <table:table table:name="danny_media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si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nam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lis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uth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ite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down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media</text:h>
      <table:table table:name="danny_media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si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nam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lis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uth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ite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down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media_broken</text:h>
      <table:table table:name="danny_media_broke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ro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ok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rok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broken</text:h>
      <table:table table:name="danny_media_broke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ro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ok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rok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cat</text:h>
      <table:table table:name="danny_media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cat</text:h>
      <table:table table:name="danny_media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comment</text:h>
      <table:table table:name="danny_media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media_comment</text:h>
      <table:table table:name="danny_media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media_list</text:h>
      <table:table table:name="danny_media_lis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istname</text:p>
          </table:table-cell>
          <table:table-cell office:value-type="string">
            <text:p>varchar(255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is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istco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</table:table>
      <text:h text:outline-level="2" text:style-name="Heading_2" text:is-list-header="true">Table structure for table danny_media_list</text:h>
      <table:table table:name="danny_media_lis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istname</text:p>
          </table:table-cell>
          <table:table-cell office:value-type="string">
            <text:p>varchar(255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is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istco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</table:table>
      <text:h text:outline-level="2" text:style-name="Heading_2" text:is-list-header="true">Table structure for table danny_media_rating</text:h>
      <table:table table:name="danny_media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rating</text:h>
      <table:table table:name="danny_media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search</text:h>
      <table:table table:name="danny_media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search</text:h>
      <table:table table:name="danny_media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sess</text:h>
      <table:table table:name="danny_media_ses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ssid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ess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ss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sess</text:h>
      <table:table table:name="danny_media_ses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ssid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ess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ss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tag</text:h>
      <table:table table:name="danny_media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edia_tag</text:h>
      <table:table table:name="danny_media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mods</text:h>
      <table:table table:name="danny_mod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mod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fol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mod_tem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map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od_labe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tive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</table:table>
      <text:h text:outline-level="2" text:style-name="Heading_2" text:is-list-header="true">Table structure for table danny_mods</text:h>
      <table:table table:name="danny_mod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mod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fol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mod_tem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map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_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od_labe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tive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</table:table>
      <text:h text:outline-level="2" text:style-name="Heading_2" text:is-list-header="true">Table structure for table danny_news</text:h>
      <table:table table:name="danny_new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news</text:h>
      <table:table table:name="danny_new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news_cat</text:h>
      <table:table table:name="danny_news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news_cat</text:h>
      <table:table table:name="danny_news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news_comment</text:h>
      <table:table table:name="danny_news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news_comment</text:h>
      <table:table table:name="danny_news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news_search</text:h>
      <table:table table:name="danny_news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news_search</text:h>
      <table:table table:name="danny_news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news_tag</text:h>
      <table:table table:name="danny_news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news_tag</text:h>
      <table:table table:name="danny_news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news_user</text:h>
      <table:table table:name="danny_news_user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ew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news_user</text:h>
      <table:table table:name="danny_news_user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new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ew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polling</text:h>
      <table:table table:name="danny_poll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_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oll_star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oll_finish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oll_only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poll_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_dec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_ajax</text:p>
          </table:table-cell>
          <table:table-cell office:value-type="string">
            <text:p>enum('no', 'yes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</table:table>
      <text:h text:outline-level="2" text:style-name="Heading_2" text:is-list-header="true">Table structure for table danny_polling</text:h>
      <table:table table:name="danny_poll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_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oll_star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oll_finish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oll_only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poll_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_dec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_ajax</text:p>
          </table:table-cell>
          <table:table-cell office:value-type="string">
            <text:p>enum('no', 'yes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</table:table>
      <text:h text:outline-level="2" text:style-name="Heading_2" text:is-list-header="true">Table structure for table danny_polling_comment</text:h>
      <table:table table:name="danny_polling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polling_comment</text:h>
      <table:table table:name="danny_polling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polling_vals</text:h>
      <table:table table:name="danny_polling_val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val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als_titl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vals_voice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als_color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smallint(2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polling_vals</text:h>
      <table:table table:name="danny_polling_val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vals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als_titl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vals_voice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als_color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smallint(2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polling_vote</text:h>
      <table:table table:name="danny_polling_vot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vote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otedat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ote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polling_vote</text:h>
      <table:table table:name="danny_polling_vot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vote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l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otedat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ote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settings</text:h>
      <table:table table:name="danny_setting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op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val</text:p>
          </table:table-cell>
          <table:table-cell office:value-type="string">
            <text:p>medium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mark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etlang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code</text:p>
          </table:table-cell>
          <table:table-cell office:value-type="string">
            <text:p>medium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valid</text:p>
          </table:table-cell>
          <table:table-cell office:value-type="string">
            <text:p>medium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settings</text:h>
      <table:table table:name="danny_setting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op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val</text:p>
          </table:table-cell>
          <table:table-cell office:value-type="string">
            <text:p>medium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mark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etlang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code</text:p>
          </table:table-cell>
          <table:table-cell office:value-type="string">
            <text:p>medium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tvalid</text:p>
          </table:table-cell>
          <table:table-cell office:value-type="string">
            <text:p>medium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smilie</text:h>
      <table:table table:name="danny_smili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cod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alt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img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mediumint(5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smilie</text:h>
      <table:table table:name="danny_smili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cod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alt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img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mediumint(5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statis_ref</text:h>
      <table:table table:name="danny_statis_ref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ef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fdat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ef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Yes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statis_ref</text:h>
      <table:table table:name="danny_statis_ref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ef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fdat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ef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Yes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subscribe_archive</text:h>
      <table:table table:name="danny_subscribe_archiv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archiv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ormats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gnores</text:p>
          </table:table-cell>
          <table:table-cell office:value-type="string">
            <text:p>enum('no', 'yes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enum('un', 'finish')</text:p>
          </table:table-cell>
          <table:table-cell office:value-type="string">
            <text:p>No</text:p>
          </table:table-cell>
          <table:table-cell office:value-type="string">
            <text:p>un</text:p>
          </table:table-cell>
        </table:table-row>
        <table:table-row>
          <table:table-cell office:value-type="string">
            <text:p>sen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ep</text:p>
          </table:table-cell>
          <table:table-cell office:value-type="string">
            <text:p>int(5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subscribe_archive</text:h>
      <table:table table:name="danny_subscribe_archive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archiv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formats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gnores</text:p>
          </table:table-cell>
          <table:table-cell office:value-type="string">
            <text:p>enum('no', 'yes')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enum('un', 'finish')</text:p>
          </table:table-cell>
          <table:table-cell office:value-type="string">
            <text:p>No</text:p>
          </table:table-cell>
          <table:table-cell office:value-type="string">
            <text:p>un</text:p>
          </table:table-cell>
        </table:table-row>
        <table:table-row>
          <table:table-cell office:value-type="string">
            <text:p>sen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ep</text:p>
          </table:table-cell>
          <table:table-cell office:value-type="string">
            <text:p>int(5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subscribe_users</text:h>
      <table:table table:name="danny_subscribe_user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ub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format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ubcode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active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e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subscribe_users</text:h>
      <table:table table:name="danny_subscribe_user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ub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format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ubcode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active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e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users</text:h>
      <table:table table:name="danny_user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pass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gdat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vi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q</text:p>
          </table:table-cell>
          <table:table-cell office:value-type="string">
            <text:p>varchar(1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sn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www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pass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tivate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ive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locked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users</text:h>
      <table:table table:name="danny_users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pass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gdat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vi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q</text:p>
          </table:table-cell>
          <table:table-cell office:value-type="string">
            <text:p>varchar(1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sn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www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pass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tivate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ive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locked</text:p>
          </table:table-cell>
          <table:table-cell office:value-type="string">
            <text:p>int(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users_field</text:h>
      <table:table table:name="danny_users_field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serfield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users_field</text:h>
      <table:table table:name="danny_users_field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userfield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video</text:h>
      <table:table table:name="danny_video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si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nam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lis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uth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ite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down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video</text:h>
      <table:table table:name="danny_video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t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npublic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xtsiz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escrip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keyword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shor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more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notic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name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irrorsurl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elis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uth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ite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ldow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thumb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image_align</text:p>
          </table:table-cell>
          <table:table-cell office:value-type="string">
            <text:p>enum('left', 'right')</text:p>
          </table:table-cell>
          <table:table-cell office:value-type="string">
            <text:p>No</text:p>
          </table:table-cell>
          <table:table-cell office:value-type="string">
            <text:p>left</text:p>
          </table:table-cell>
        </table:table-row>
        <table:table-row>
          <table:table-cell office:value-type="string">
            <text:p>image_al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hi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n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astdown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otalrating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ct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lis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omments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ag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video_broken</text:h>
      <table:table table:name="danny_video_broke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ro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ok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rok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broken</text:h>
      <table:table table:name="danny_video_broken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brok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rok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brok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cat</text:h>
      <table:table table:name="danny_video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cat</text:h>
      <table:table table:name="danny_video_ca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a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arent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at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desc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it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ess</text:p>
          </table:table-cell>
          <table:table-cell office:value-type="string">
            <text:p>enum('all', 'user')</text:p>
          </table:table-cell>
          <table:table-cell office:value-type="string">
            <text:p>No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sort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>newsid</text:p>
          </table:table-cell>
        </table:table-row>
        <table:table-row>
          <table:table-cell office:value-type="string">
            <text:p>ord</text:p>
          </table:table-cell>
          <table:table-cell office:value-type="string">
            <text:p>enum('asc', 'desc')</text:p>
          </table:table-cell>
          <table:table-cell office:value-type="string">
            <text:p>No</text:p>
          </table:table-cell>
          <table:table-cell office:value-type="string">
            <text:p>asc</text:p>
          </table:table-cell>
        </table:table-row>
        <table:table-row>
          <table:table-cell office:value-type="string">
            <text:p>rss</text:p>
          </table:table-cell>
          <table:table-cell office:value-type="string">
            <text:p>enum('yes', 'no'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comment</text:h>
      <table:table table:name="danny_video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video_comment</text:h>
      <table:table table:name="danny_video_comment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com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itl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text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cip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anny_video_rating</text:h>
      <table:table table:name="danny_video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rating</text:h>
      <table:table table:name="danny_video_ratin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ratin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down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ating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rating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search</text:h>
      <table:table table:name="danny_video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search</text:h>
      <table:table table:name="danny_video_search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ea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i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seatime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tag</text:h>
      <table:table table:name="danny_video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  <text:h text:outline-level="2" text:style-name="Heading_2" text:is-list-header="true">Table structure for table danny_video_tag</text:h>
      <table:table table:name="danny_video_tag_data">
        <table:table-column table:number-columns-repeated="4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tagid</text:p>
          </table:table-cell>
          <table:table-cell office:value-type="string">
            <text:p>int(11) 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cp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tagrating</text:p>
          </table:table-cell>
          <table:table-cell office:value-type="string">
            <text:p>smallint(3) 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3.4</meta:generator>
    <meta:initial-creator>phpMyAdmin 3.3.4</meta:initial-creator>
    <meta:creation-date>2016-05-11T08:01:32</meta:creation-date>
  </office:meta>
</office:document-meta>
</file>